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1°) Mettre le CD d'installation dans la machine.</text:p>
      <text:p text:style-name="Standard"><text:tab/>2°)Nous voulons une installation donc appuyer sur entrée.</text:p>
      <text:p text:style-name="Standard"><text:tab/>3°)Lire le contrat d'utilisation et appuyer sur F8 si on accepte les conditions (recommandé...)</text:p>
      <text:p text:style-name="Standard"><text:tab/>4°) On doit créer deux nouvelle partition, il faut donc appuyer sur C une première fois, faire l'étape 5 et revenir sur la 4.</text:p>
      <text:p text:style-name="Standard"><text:tab/>5°) Sélectionner la taille de notre nouvelle partition et <text:s/>appuyer sur entrée.</text:p>
      <text:p text:style-name="Standard"><text:tab/>6°) Sélectionner le formatage en NTFS (complet) et attendre la fin.</text:p>
      <text:p text:style-name="Standard"><text:tab/>7°)La machine redémarre</text:p>
      <text:p text:style-name="Standard"><text:tab/>8°)Entrer notre nom complet et le nom de notre société</text:p>
      <text:p text:style-name="Standard"><text:tab/>9°)Entrer la clé de produit</text:p>
      <text:p text:style-name="Standard"><text:tab/>10°)Choisir le nom de l'ordinateur et le mot de passe administrateur</text:p>
      <text:p text:style-name="Standard"><text:tab/>11°)Choisir la date et l'he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6pt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stallation d'un Windows XP</text:span><text:tab/><text:tab/><text:span text:style-name="MT1">LUTAU Toma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20T08:27:56.73</meta:creation-date>
    <meta:document-statistic meta:table-count="0" meta:image-count="0" meta:object-count="0" meta:page-count="1" meta:paragraph-count="12" meta:word-count="117" meta:character-count="725"/>
    <dc:date>2016-01-20T10:18:52.33</dc:date>
    <meta:editing-duration>PT1H5M24S</meta:editing-duration>
    <meta:editing-cycles>1</meta:editing-cycles>
    <meta:generator>OpenOffice/4.1.1$Win32 OpenOffice.org_project/411m6$Build-9775</meta:generator>
  </office:meta>
</office:document-meta>
</file>